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recRec" table:style-name="ta1">
        <table:shapes>
          <draw:frame draw:z-index="0" draw:style-name="gr1" draw:text-style-name="P1" svg:width="624.64pt" svg:height="347.13pt" svg:x="417.97pt" svg:y="147.57pt">
            <draw:object draw:notify-on-update-of-ranges="precRec.A2:precRec.A38 precRec.B2:precRec.B3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<text:s/>Recall</text:p>
          </table:table-cell>
        </table:table-row>
        <table:table-row table:style-name="ro1">
          <table:table-cell office:value-type="float" office:value="0.941341345808799" calcext:value-type="float">
            <text:p>0.9413413458</text:p>
          </table:table-cell>
          <table:table-cell office:value-type="float" office:value="0.289141414147908" calcext:value-type="float">
            <text:p>0.2891414141</text:p>
          </table:table-cell>
        </table:table-row>
        <table:table-row table:style-name="ro1">
          <table:table-cell office:value-type="float" office:value="0.932524524542544" calcext:value-type="float">
            <text:p>0.9325245245</text:p>
          </table:table-cell>
          <table:table-cell office:value-type="float" office:value="0.291341345236556" calcext:value-type="float">
            <text:p>0.2913413452</text:p>
          </table:table-cell>
        </table:table-row>
        <table:table-row table:style-name="ro1">
          <table:table-cell office:value-type="float" office:value="0.901242523535634" calcext:value-type="float">
            <text:p>0.9012425235</text:p>
          </table:table-cell>
          <table:table-cell office:value-type="float" office:value="0.300012342455859" calcext:value-type="float">
            <text:p>0.3000123425</text:p>
          </table:table-cell>
        </table:table-row>
        <table:table-row table:style-name="ro1">
          <table:table-cell office:value-type="float" office:value="0.894453285209326" calcext:value-type="float">
            <text:p>0.8944532852</text:p>
          </table:table-cell>
          <table:table-cell office:value-type="float" office:value="0.30124245562368" calcext:value-type="float">
            <text:p>0.3012424556</text:p>
          </table:table-cell>
        </table:table-row>
        <table:table-row table:style-name="ro1">
          <table:table-cell office:value-type="float" office:value="0.881233400845423" calcext:value-type="float">
            <text:p>0.8812334008</text:p>
          </table:table-cell>
          <table:table-cell office:value-type="float" office:value="0.314525634690987" calcext:value-type="float">
            <text:p>0.3145256347</text:p>
          </table:table-cell>
        </table:table-row>
        <table:table-row table:style-name="ro1">
          <table:table-cell office:value-type="float" office:value="0.858108108108108" calcext:value-type="float">
            <text:p>0.8581081081</text:p>
          </table:table-cell>
          <table:table-cell office:value-type="float" office:value="0.351546399245245" calcext:value-type="float">
            <text:p>0.3515463992</text:p>
          </table:table-cell>
        </table:table-row>
        <table:table-row table:style-name="ro1">
          <table:table-cell office:value-type="float" office:value="0.821313413418341" calcext:value-type="float">
            <text:p>0.8213134134</text:p>
          </table:table-cell>
          <table:table-cell office:value-type="float" office:value="0.411208214852354" calcext:value-type="float">
            <text:p>0.4112082149</text:p>
          </table:table-cell>
        </table:table-row>
        <table:table-row table:style-name="ro1">
          <table:table-cell office:value-type="float" office:value="0.764222222222222" calcext:value-type="float">
            <text:p>0.7642222222</text:p>
          </table:table-cell>
          <table:table-cell office:value-type="float" office:value="0.543123454353563" calcext:value-type="float">
            <text:p>0.5431234544</text:p>
          </table:table-cell>
        </table:table-row>
        <table:table-row table:style-name="ro1">
          <table:table-cell office:value-type="float" office:value="0.61036036036036" calcext:value-type="float">
            <text:p>0.6103603604</text:p>
          </table:table-cell>
          <table:table-cell office:value-type="float" office:value="0.648648648648649" calcext:value-type="float">
            <text:p>0.6486486486</text:p>
          </table:table-cell>
        </table:table-row>
        <table:table-row table:style-name="ro1">
          <table:table-cell office:value-type="float" office:value="0.540165165165165" calcext:value-type="float">
            <text:p>0.5401651652</text:p>
          </table:table-cell>
          <table:table-cell office:value-type="float" office:value="0.751341344669087" calcext:value-type="float">
            <text:p>0.7513413447</text:p>
          </table:table-cell>
        </table:table-row>
        <table:table-row table:style-name="ro1">
          <table:table-cell office:value-type="float" office:value="0.490615615615615" calcext:value-type="float">
            <text:p>0.4906156156</text:p>
          </table:table-cell>
          <table:table-cell office:value-type="float" office:value="0.828828828828829" calcext:value-type="float">
            <text:p>0.8288288288</text:p>
          </table:table-cell>
        </table:table-row>
        <table:table-row table:style-name="ro1">
          <table:table-cell office:value-type="float" office:value="0.423873873873874" calcext:value-type="float">
            <text:p>0.4238738739</text:p>
          </table:table-cell>
          <table:table-cell office:value-type="float" office:value="0.84009009009009" calcext:value-type="float">
            <text:p>0.8400900901</text:p>
          </table:table-cell>
        </table:table-row>
        <table:table-row table:style-name="ro1">
          <table:table-cell office:value-type="float" office:value="0.392867867867868" calcext:value-type="float">
            <text:p>0.3928678679</text:p>
          </table:table-cell>
          <table:table-cell office:value-type="float" office:value="0.858108108108108" calcext:value-type="float">
            <text:p>0.8581081081</text:p>
          </table:table-cell>
        </table:table-row>
        <table:table-row table:style-name="ro1">
          <table:table-cell office:value-type="float" office:value="0.366591591591592" calcext:value-type="float">
            <text:p>0.3665915916</text:p>
          </table:table-cell>
          <table:table-cell office:value-type="float" office:value="0.873873873873874" calcext:value-type="float">
            <text:p>0.8738738739</text:p>
          </table:table-cell>
        </table:table-row>
        <table:table-row table:style-name="ro1">
          <table:table-cell office:value-type="float" office:value="0.338888888888889" calcext:value-type="float">
            <text:p>0.3388888889</text:p>
          </table:table-cell>
          <table:table-cell office:value-type="float" office:value="0.891891891891892" calcext:value-type="float">
            <text:p>0.8918918919</text:p>
          </table:table-cell>
        </table:table-row>
        <table:table-row table:style-name="ro1">
          <table:table-cell office:value-type="float" office:value="0.316613041613042" calcext:value-type="float">
            <text:p>0.3166130416</text:p>
          </table:table-cell>
          <table:table-cell office:value-type="float" office:value="0.894144144144144" calcext:value-type="float">
            <text:p>0.8941441441</text:p>
          </table:table-cell>
        </table:table-row>
        <table:table-row table:style-name="ro1">
          <table:table-cell office:value-type="float" office:value="0.303587516087516" calcext:value-type="float">
            <text:p>0.3035875161</text:p>
          </table:table-cell>
          <table:table-cell office:value-type="float" office:value="0.900900900900901" calcext:value-type="float">
            <text:p>0.9009009009</text:p>
          </table:table-cell>
        </table:table-row>
        <table:table-row table:style-name="ro1">
          <table:table-cell office:value-type="float" office:value="0.291339553839554" calcext:value-type="float">
            <text:p>0.2913395538</text:p>
          </table:table-cell>
          <table:table-cell office:value-type="float" office:value="0.912162162162162" calcext:value-type="float">
            <text:p>0.9121621622</text:p>
          </table:table-cell>
        </table:table-row>
        <table:table-row table:style-name="ro1">
          <table:table-cell office:value-type="float" office:value="0.27942942942943" calcext:value-type="float">
            <text:p>0.2794294294</text:p>
          </table:table-cell>
          <table:table-cell office:value-type="float" office:value="0.916666666666667" calcext:value-type="float">
            <text:p>0.9166666667</text:p>
          </table:table-cell>
        </table:table-row>
        <table:table-row table:style-name="ro1">
          <table:table-cell office:value-type="float" office:value="0.268388030888031" calcext:value-type="float">
            <text:p>0.2683880309</text:p>
          </table:table-cell>
          <table:table-cell office:value-type="float" office:value="0.918918918918919" calcext:value-type="float">
            <text:p>0.9189189189</text:p>
          </table:table-cell>
        </table:table-row>
        <table:table-row table:style-name="ro1">
          <table:table-cell office:value-type="float" office:value="0.257645145145145" calcext:value-type="float">
            <text:p>0.2576451451</text:p>
          </table:table-cell>
          <table:table-cell office:value-type="float" office:value="0.923423423423423" calcext:value-type="float">
            <text:p>0.9234234234</text:p>
          </table:table-cell>
        </table:table-row>
        <table:table-row table:style-name="ro1">
          <table:table-cell office:value-type="float" office:value="0.248056985556986" calcext:value-type="float">
            <text:p>0.2480569856</text:p>
          </table:table-cell>
          <table:table-cell office:value-type="float" office:value="0.925675675675675" calcext:value-type="float">
            <text:p>0.9256756757</text:p>
          </table:table-cell>
        </table:table-row>
        <table:table-row table:style-name="ro1">
          <table:table-cell office:value-type="float" office:value="0.242533605033605" calcext:value-type="float">
            <text:p>0.242533605</text:p>
          </table:table-cell>
          <table:table-cell office:value-type="float" office:value="0.93018018018018" calcext:value-type="float">
            <text:p>0.9301801802</text:p>
          </table:table-cell>
        </table:table-row>
        <table:table-row table:style-name="ro1">
          <table:table-cell office:value-type="float" office:value="0.233529958529959" calcext:value-type="float">
            <text:p>0.2335299585</text:p>
          </table:table-cell>
          <table:table-cell office:value-type="float" office:value="0.932432432432432" calcext:value-type="float">
            <text:p>0.9324324324</text:p>
          </table:table-cell>
        </table:table-row>
        <table:table-row table:style-name="ro1">
          <table:table-cell office:value-type="float" office:value="0.214482339482339" calcext:value-type="float">
            <text:p>0.2144823395</text:p>
          </table:table-cell>
          <table:table-cell office:value-type="float" office:value="0.932432432432432" calcext:value-type="float">
            <text:p>0.9324324324</text:p>
          </table:table-cell>
        </table:table-row>
        <table:table-row table:style-name="ro1">
          <table:table-cell office:value-type="float" office:value="0.209604247104247" calcext:value-type="float">
            <text:p>0.2096042471</text:p>
          </table:table-cell>
          <table:table-cell office:value-type="float" office:value="0.934684684684685" calcext:value-type="float">
            <text:p>0.9346846847</text:p>
          </table:table-cell>
        </table:table-row>
        <table:table-row table:style-name="ro1">
          <table:table-cell office:value-type="float" office:value="0.203492778492779" calcext:value-type="float">
            <text:p>0.2034927785</text:p>
          </table:table-cell>
          <table:table-cell office:value-type="float" office:value="0.934684684684685" calcext:value-type="float">
            <text:p>0.9346846847</text:p>
          </table:table-cell>
        </table:table-row>
        <table:table-row table:style-name="ro1">
          <table:table-cell office:value-type="float" office:value="0.193876018876019" calcext:value-type="float">
            <text:p>0.1938760189</text:p>
          </table:table-cell>
          <table:table-cell office:value-type="float" office:value="0.941441441441441" calcext:value-type="float">
            <text:p>0.9414414414</text:p>
          </table:table-cell>
        </table:table-row>
        <table:table-row table:style-name="ro1">
          <table:table-cell office:value-type="float" office:value="0.182761332761333" calcext:value-type="float">
            <text:p>0.1827613328</text:p>
          </table:table-cell>
          <table:table-cell office:value-type="float" office:value="0.95045045045045" calcext:value-type="float">
            <text:p>0.9504504505</text:p>
          </table:table-cell>
        </table:table-row>
        <table:table-row table:style-name="ro1">
          <table:table-cell office:value-type="float" office:value="0.163469150969151" calcext:value-type="float">
            <text:p>0.163469151</text:p>
          </table:table-cell>
          <table:table-cell office:value-type="float" office:value="0.961711711711711" calcext:value-type="float">
            <text:p>0.9617117117</text:p>
          </table:table-cell>
        </table:table-row>
        <table:table-row table:style-name="ro1">
          <table:table-cell office:value-type="float" office:value="0.162316212316212" calcext:value-type="float">
            <text:p>0.1623162123</text:p>
          </table:table-cell>
          <table:table-cell office:value-type="float" office:value="0.963963963963964" calcext:value-type="float">
            <text:p>0.963963964</text:p>
          </table:table-cell>
        </table:table-row>
        <table:table-row table:style-name="ro1">
          <table:table-cell office:value-type="float" office:value="0.160394972894973" calcext:value-type="float">
            <text:p>0.1603949729</text:p>
          </table:table-cell>
          <table:table-cell office:value-type="float" office:value="0.963963963963964" calcext:value-type="float">
            <text:p>0.963963964</text:p>
          </table:table-cell>
        </table:table-row>
        <table:table-row table:style-name="ro1">
          <table:table-cell office:value-type="float" office:value="0.156386581386581" calcext:value-type="float">
            <text:p>0.1563865814</text:p>
          </table:table-cell>
          <table:table-cell office:value-type="float" office:value="0.972972972972973" calcext:value-type="float">
            <text:p>0.972972973</text:p>
          </table:table-cell>
        </table:table-row>
        <table:table-row table:style-name="ro1">
          <table:table-cell office:value-type="float" office:value="0.147174934674935" calcext:value-type="float">
            <text:p>0.1471749347</text:p>
          </table:table-cell>
          <table:table-cell office:value-type="float" office:value="0.97972972972973" calcext:value-type="float">
            <text:p>0.9797297297</text:p>
          </table:table-cell>
        </table:table-row>
        <table:table-row table:style-name="ro1">
          <table:table-cell office:value-type="float" office:value="0.144204919204919" calcext:value-type="float">
            <text:p>0.1442049192</text:p>
          </table:table-cell>
          <table:table-cell office:value-type="float" office:value="0.981981981981982" calcext:value-type="float">
            <text:p>0.981981982</text:p>
          </table:table-cell>
        </table:table-row>
        <table:table-row table:style-name="ro1">
          <table:table-cell office:value-type="float" office:value="0.143336355836356" calcext:value-type="float">
            <text:p>0.1433363558</text:p>
          </table:table-cell>
          <table:table-cell office:value-type="float" office:value="0.984234234234234" calcext:value-type="float">
            <text:p>0.9842342342</text:p>
          </table:table-cell>
        </table:table-row>
        <table:table-row table:style-name="ro1">
          <table:table-cell office:value-type="float" office:value="0.141603454103454" calcext:value-type="float">
            <text:p>0.1416034541</text:p>
          </table:table-cell>
          <table:table-cell office:value-type="float" office:value="0.988738738738739" calcext:value-type="float">
            <text:p>0.98873873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5T00:07:12.007732610</dc:date>
    <meta:editing-duration>PT1M24S</meta:editing-duration>
    <meta:editing-cycles>2</meta:editing-cycles>
    <meta:generator>LibreOffice/4.4.2.2$Linux_X86_64 LibreOffice_project/c4c7d32d0d49397cad38d62472b0bc8acff48dd6</meta:generator>
    <meta:document-statistic meta:table-count="1" meta:cell-count="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2">
      <style:chart-properties chart:display-label="true" chart:logarithmic="false" chart:reverse-direction="true" text:line-break="false" chart:label-arrangement="side-by-sid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037cm" svg:height="12.247cm" xlink:href=".." xlink:type="simple" chart:class="chart:line" chart:style-name="ch1">
        <chart:plot-area chart:style-name="ch2" table:cell-range-address="precRec.A2:precRec.B38" chart:data-source-has-labels="both" svg:x="1.451cm" svg:y="0.244cm" svg:width="20.146cm" svg:height="10.778cm">
          <chartooo:coordinate-region svg:x="2.178cm" svg:y="0.244cm" svg:width="19.279cm" svg:height="9.581cm"/>
          <chart:axis chart:dimension="x" chart:name="primary-x" chart:style-name="ch3" chartooo:axis-type="auto">
            <chartooo:date-scale/>
            <chart:title svg:x="10.792cm" svg:y="11.266cm" chart:style-name="ch4">
              <text:p>Precision</text:p>
            </chart:title>
            <chart:categories table:cell-range-address="precRec.A2:precRec.A38"/>
          </chart:axis>
          <chart:axis chart:dimension="y" chart:name="primary-y" chart:style-name="ch5">
            <chart:title svg:x="0.451cm" svg:y="6.153cm" chart:style-name="ch6">
              <text:p>Recall</text:p>
            </chart:title>
            <chart:grid chart:style-name="ch7" chart:class="major"/>
          </chart:axis>
          <chart:series chart:style-name="ch8" chart:values-cell-range-address="precRec.B2:precRec.B38" loext:label-string="cossim" chart:class="chart:line"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sim</text:p>
              </table:table-cell>
            </table:table-row>
          </table:table-header-rows>
          <table:table-rows>
            <table:table-row>
              <table:table-cell office:value-type="float" office:value="0.941341345808799">
                <text:p>0</text:p>
                <draw:g>
                  <svg:desc>precRec.A2:precRec.A38</svg:desc>
                </draw:g>
              </table:table-cell>
              <table:table-cell office:value-type="float" office:value="0.289141414147908">
                <text:p>0.289141414147908</text:p>
                <draw:g>
                  <svg:desc>precRec.B2:precRec.B38</svg:desc>
                </draw:g>
              </table:table-cell>
            </table:table-row>
            <table:table-row>
              <table:table-cell office:value-type="float" office:value="0.932524524542544">
                <text:p>0</text:p>
              </table:table-cell>
              <table:table-cell office:value-type="float" office:value="0.291341345236556">
                <text:p>0.291341345236556</text:p>
              </table:table-cell>
            </table:table-row>
            <table:table-row>
              <table:table-cell office:value-type="float" office:value="0.901242523535634">
                <text:p>0</text:p>
              </table:table-cell>
              <table:table-cell office:value-type="float" office:value="0.300012342455859">
                <text:p>0.300012342455859</text:p>
              </table:table-cell>
            </table:table-row>
            <table:table-row>
              <table:table-cell office:value-type="float" office:value="0.894453285209326">
                <text:p>0</text:p>
              </table:table-cell>
              <table:table-cell office:value-type="float" office:value="0.30124245562368">
                <text:p>0.30124245562368</text:p>
              </table:table-cell>
            </table:table-row>
            <table:table-row>
              <table:table-cell office:value-type="float" office:value="0.881233400845423">
                <text:p>0</text:p>
              </table:table-cell>
              <table:table-cell office:value-type="float" office:value="0.314525634690987">
                <text:p>0.314525634690987</text:p>
              </table:table-cell>
            </table:table-row>
            <table:table-row>
              <table:table-cell office:value-type="float" office:value="0.858108108108108">
                <text:p>0</text:p>
              </table:table-cell>
              <table:table-cell office:value-type="float" office:value="0.351546399245245">
                <text:p>0.351546399245245</text:p>
              </table:table-cell>
            </table:table-row>
            <table:table-row>
              <table:table-cell office:value-type="float" office:value="0.821313413418341">
                <text:p>0</text:p>
              </table:table-cell>
              <table:table-cell office:value-type="float" office:value="0.411208214852354">
                <text:p>0.411208214852354</text:p>
              </table:table-cell>
            </table:table-row>
            <table:table-row>
              <table:table-cell office:value-type="float" office:value="0.764222222222222">
                <text:p>0</text:p>
              </table:table-cell>
              <table:table-cell office:value-type="float" office:value="0.543123454353563">
                <text:p>0.543123454353563</text:p>
              </table:table-cell>
            </table:table-row>
            <table:table-row>
              <table:table-cell office:value-type="float" office:value="0.61036036036036">
                <text:p>0</text:p>
              </table:table-cell>
              <table:table-cell office:value-type="float" office:value="0.648648648648649">
                <text:p>0.648648648648649</text:p>
              </table:table-cell>
            </table:table-row>
            <table:table-row>
              <table:table-cell office:value-type="float" office:value="0.540165165165165">
                <text:p>0</text:p>
              </table:table-cell>
              <table:table-cell office:value-type="float" office:value="0.751341344669087">
                <text:p>0.751341344669087</text:p>
              </table:table-cell>
            </table:table-row>
            <table:table-row>
              <table:table-cell office:value-type="float" office:value="0.490615615615615">
                <text:p>0</text:p>
              </table:table-cell>
              <table:table-cell office:value-type="float" office:value="0.828828828828829">
                <text:p>0.828828828828829</text:p>
              </table:table-cell>
            </table:table-row>
            <table:table-row>
              <table:table-cell office:value-type="float" office:value="0.423873873873874">
                <text:p>0</text:p>
              </table:table-cell>
              <table:table-cell office:value-type="float" office:value="0.84009009009009">
                <text:p>0.84009009009009</text:p>
              </table:table-cell>
            </table:table-row>
            <table:table-row>
              <table:table-cell office:value-type="float" office:value="0.392867867867868">
                <text:p>0</text:p>
              </table:table-cell>
              <table:table-cell office:value-type="float" office:value="0.858108108108108">
                <text:p>0.858108108108108</text:p>
              </table:table-cell>
            </table:table-row>
            <table:table-row>
              <table:table-cell office:value-type="float" office:value="0.366591591591592">
                <text:p>0</text:p>
              </table:table-cell>
              <table:table-cell office:value-type="float" office:value="0.873873873873874">
                <text:p>0.873873873873874</text:p>
              </table:table-cell>
            </table:table-row>
            <table:table-row>
              <table:table-cell office:value-type="float" office:value="0.338888888888889">
                <text:p>0</text:p>
              </table:table-cell>
              <table:table-cell office:value-type="float" office:value="0.891891891891892">
                <text:p>0.891891891891892</text:p>
              </table:table-cell>
            </table:table-row>
            <table:table-row>
              <table:table-cell office:value-type="float" office:value="0.316613041613042">
                <text:p>0</text:p>
              </table:table-cell>
              <table:table-cell office:value-type="float" office:value="0.894144144144144">
                <text:p>0.894144144144144</text:p>
              </table:table-cell>
            </table:table-row>
            <table:table-row>
              <table:table-cell office:value-type="float" office:value="0.303587516087516">
                <text:p>0</text:p>
              </table:table-cell>
              <table:table-cell office:value-type="float" office:value="0.900900900900901">
                <text:p>0.900900900900901</text:p>
              </table:table-cell>
            </table:table-row>
            <table:table-row>
              <table:table-cell office:value-type="float" office:value="0.291339553839554">
                <text:p>0</text:p>
              </table:table-cell>
              <table:table-cell office:value-type="float" office:value="0.912162162162162">
                <text:p>0.912162162162162</text:p>
              </table:table-cell>
            </table:table-row>
            <table:table-row>
              <table:table-cell office:value-type="float" office:value="0.27942942942943">
                <text:p>0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0.268388030888031">
                <text:p>0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float" office:value="0.257645145145145">
                <text:p>0</text:p>
              </table:table-cell>
              <table:table-cell office:value-type="float" office:value="0.923423423423423">
                <text:p>0.923423423423423</text:p>
              </table:table-cell>
            </table:table-row>
            <table:table-row>
              <table:table-cell office:value-type="float" office:value="0.248056985556986">
                <text:p>0</text:p>
              </table:table-cell>
              <table:table-cell office:value-type="float" office:value="0.925675675675675">
                <text:p>0.925675675675675</text:p>
              </table:table-cell>
            </table:table-row>
            <table:table-row>
              <table:table-cell office:value-type="float" office:value="0.242533605033605">
                <text:p>0</text:p>
              </table:table-cell>
              <table:table-cell office:value-type="float" office:value="0.93018018018018">
                <text:p>0.93018018018018</text:p>
              </table:table-cell>
            </table:table-row>
            <table:table-row>
              <table:table-cell office:value-type="float" office:value="0.233529958529959">
                <text:p>0</text:p>
              </table:table-cell>
              <table:table-cell office:value-type="float" office:value="0.932432432432432">
                <text:p>0.932432432432432</text:p>
              </table:table-cell>
            </table:table-row>
            <table:table-row>
              <table:table-cell office:value-type="float" office:value="0.214482339482339">
                <text:p>0</text:p>
              </table:table-cell>
              <table:table-cell office:value-type="float" office:value="0.932432432432432">
                <text:p>0.932432432432432</text:p>
              </table:table-cell>
            </table:table-row>
            <table:table-row>
              <table:table-cell office:value-type="float" office:value="0.209604247104247">
                <text:p>0</text:p>
              </table:table-cell>
              <table:table-cell office:value-type="float" office:value="0.934684684684685">
                <text:p>0.934684684684685</text:p>
              </table:table-cell>
            </table:table-row>
            <table:table-row>
              <table:table-cell office:value-type="float" office:value="0.203492778492779">
                <text:p>0</text:p>
              </table:table-cell>
              <table:table-cell office:value-type="float" office:value="0.934684684684685">
                <text:p>0.934684684684685</text:p>
              </table:table-cell>
            </table:table-row>
            <table:table-row>
              <table:table-cell office:value-type="float" office:value="0.193876018876019">
                <text:p>0</text:p>
              </table:table-cell>
              <table:table-cell office:value-type="float" office:value="0.941441441441441">
                <text:p>0.941441441441441</text:p>
              </table:table-cell>
            </table:table-row>
            <table:table-row>
              <table:table-cell office:value-type="float" office:value="0.182761332761333">
                <text:p>0</text:p>
              </table:table-cell>
              <table:table-cell office:value-type="float" office:value="0.95045045045045">
                <text:p>0.95045045045045</text:p>
              </table:table-cell>
            </table:table-row>
            <table:table-row>
              <table:table-cell office:value-type="float" office:value="0.163469150969151">
                <text:p>0</text:p>
              </table:table-cell>
              <table:table-cell office:value-type="float" office:value="0.961711711711711">
                <text:p>0.961711711711711</text:p>
              </table:table-cell>
            </table:table-row>
            <table:table-row>
              <table:table-cell office:value-type="float" office:value="0.162316212316212">
                <text:p>0</text:p>
              </table:table-cell>
              <table:table-cell office:value-type="float" office:value="0.963963963963964">
                <text:p>0.963963963963964</text:p>
              </table:table-cell>
            </table:table-row>
            <table:table-row>
              <table:table-cell office:value-type="float" office:value="0.160394972894973">
                <text:p>0</text:p>
              </table:table-cell>
              <table:table-cell office:value-type="float" office:value="0.963963963963964">
                <text:p>0.963963963963964</text:p>
              </table:table-cell>
            </table:table-row>
            <table:table-row>
              <table:table-cell office:value-type="float" office:value="0.156386581386581">
                <text:p>0</text:p>
              </table:table-cell>
              <table:table-cell office:value-type="float" office:value="0.972972972972973">
                <text:p>0.972972972972973</text:p>
              </table:table-cell>
            </table:table-row>
            <table:table-row>
              <table:table-cell office:value-type="float" office:value="0.147174934674935">
                <text:p>0</text:p>
              </table:table-cell>
              <table:table-cell office:value-type="float" office:value="0.97972972972973">
                <text:p>0.97972972972973</text:p>
              </table:table-cell>
            </table:table-row>
            <table:table-row>
              <table:table-cell office:value-type="float" office:value="0.144204919204919">
                <text:p>0</text:p>
              </table:table-cell>
              <table:table-cell office:value-type="float" office:value="0.981981981981982">
                <text:p>0.981981981981982</text:p>
              </table:table-cell>
            </table:table-row>
            <table:table-row>
              <table:table-cell office:value-type="float" office:value="0.143336355836356">
                <text:p>0</text:p>
              </table:table-cell>
              <table:table-cell office:value-type="float" office:value="0.984234234234234">
                <text:p>0.984234234234234</text:p>
              </table:table-cell>
            </table:table-row>
            <table:table-row>
              <table:table-cell office:value-type="float" office:value="0.141603454103454">
                <text:p>0</text:p>
              </table:table-cell>
              <table:table-cell office:value-type="float" office:value="0.988738738738739">
                <text:p>0.9887387387387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c4c7d32d0d49397cad38d62472b0bc8acff48d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